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000000" draw:fill="none" fo:min-height="13.045cm"/>
    </style:style>
    <style:style style:name="gr5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4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5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6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solid" svg:stroke-color="#000000" draw:fill="none" fo:min-height="14.104cm"/>
    </style:style>
    <style:style style:name="gr58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0" style:family="graphic" style:parent-style-name="standard">
      <style:graphic-properties draw:stroke="solid" svg:stroke-color="#000000" draw:fill="none" fo:min-height="12.3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0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4" style:family="graphic" style:parent-style-name="standard">
      <style:graphic-properties draw:stroke="solid" svg:stroke-color="#000000" draw:fill="none" fo:min-height="13.744cm"/>
    </style:style>
    <style:style style:name="gr65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66" style:family="graphic" style:parent-style-name="standard">
      <style:graphic-properties draw:stroke="solid" draw:fill="solid" fo:min-height="1.45cm"/>
    </style:style>
    <style:style style:name="gr67" style:family="graphic" style:parent-style-name="objectwithoutfill">
      <style:graphic-properties svg:stroke-width="0.102cm" svg:stroke-color="#ff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8" style:family="graphic" style:parent-style-name="standard">
      <style:graphic-properties draw:stroke="solid" svg:stroke-color="#000000" draw:fill="none" fo:min-height="16.549cm"/>
    </style:style>
    <style:style style:name="gr69" style:family="graphic" style:parent-style-name="standard">
      <style:graphic-properties draw:fill="none" draw:textarea-horizontal-align="justify" draw:textarea-vertical-align="middle" draw:auto-grow-height="false"/>
    </style:style>
    <style:style style:name="gr70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  <style:text-properties fo:font-size="18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5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5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403cm" svg:height="0.725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42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7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87cm" svg:x="6.128cm" svg:y="18.305cm">
          <draw:text-box>
            <text:p/>
          </draw:text-box>
        </draw:frame>
        <draw:frame draw:style-name="gr34" draw:layer="layout" svg:width="0.502cm" svg:height="1.187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6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49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0" draw:text-style-name="P1" draw:layer="layout" svg:width="1.907cm" svg:height="2.971cm" svg:x="6.92cm" svg:y="8.145cm" svg:viewBox="0 0 1908 2972" svg:d="M0 2972c2368 0 2043-2972 1579-2972">
            <text:p/>
          </draw:path>
          <draw:frame draw:style-name="gr51" draw:text-style-name="P22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52" draw:text-style-name="P22" draw:layer="layout" svg:width="3.546cm" svg:height="1.199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52" draw:text-style-name="P22" draw:layer="layout" svg:width="3.427cm" svg:height="1.199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53" draw:layer="layout" svg:width="10.027cm" svg:height="0.975cm" svg:x="1.585cm" svg:y="9.141cm">
            <draw:text-box>
              <text:p>print name, ' .... ', seq</text:p>
            </draw:text-box>
          </draw:frame>
          <draw:path draw:style-name="gr54" draw:text-style-name="P1" draw:layer="layout" svg:width="1.47cm" svg:height="2.957cm" svg:x="3.982cm" svg:y="8.145cm" svg:viewBox="0 0 1471 2958" svg:d="M0 2958c2043 14 1532-2958 975-2958">
            <text:p/>
          </draw:path>
          <draw:path draw:style-name="gr55" draw:text-style-name="P1" draw:layer="layout" svg:width="2.37cm" svg:height="2.971cm" svg:x="4.721cm" svg:y="8.145cm" svg:viewBox="0 0 2371 2972" svg:d="M236 0c-558 0-233 2972 2135 2972">
            <text:p/>
          </draw:path>
          <draw:path draw:style-name="gr56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5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7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199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2" draw:text-style-name="P22" draw:layer="layout" svg:width="3.427cm" svg:height="1.199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8" draw:text-style-name="P1" draw:layer="layout" svg:width="1.933cm" svg:height="3.995cm" svg:x="3.35cm" svg:y="8.571cm" svg:viewBox="0 0 1934 3996" svg:d="M0 3996c1026 27 2349-4000 1809-3996">
          <text:p/>
        </draw:path>
        <draw:path draw:style-name="gr58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42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9" draw:text-style-name="P1" draw:layer="layout" svg:width="1.212cm" svg:height="3.771cm" svg:x="2.133cm" svg:y="8.791cm" svg:viewBox="0 0 1213 3772" svg:d="M52 0c-191 2665 135 3745 1161 3772">
          <text:p/>
        </draw:path>
        <draw:path draw:style-name="gr55" draw:text-style-name="P1" draw:layer="layout" svg:width="1.01cm" svg:height="1.808cm" svg:x="5.012cm" svg:y="8.571cm" svg:viewBox="0 0 1011 1809" svg:d="M147 0c-540 4 558 1071 864 1809">
          <text:p/>
        </draw:path>
        <draw:path draw:style-name="gr56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7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199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8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31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6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5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4.986cm" svg:y1="1.468cm" svg:x2="17.188cm" svg:y2="1.512cm">
          <text:p/>
        </draw:line>
        <draw:custom-shape draw:style-name="gr63" draw:text-style-name="P1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62cm" svg:height="0.962cm" svg:x="6.17cm" svg:y="5.166cm">
          <draw:text-box>
            <text:p>ascii_copy = ascii[:] </text:p>
          </draw:text-box>
        </draw:frame>
        <draw:frame draw:style-name="gr2" draw:layer="layout" svg:width="3.766cm" svg:height="0.962cm" svg:x="6.17cm" svg:y="8.983cm">
          <draw:text-box>
            <text:p>ascii[2] = 'z'</text:p>
          </draw:text-box>
        </draw:frame>
        <draw:custom-shape draw:style-name="gr3" draw:text-style-name="P15" draw:layer="layout" svg:width="3.224cm" svg:height="1.27cm" svg:x="12.419cm" svg:y="5.091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9cm" svg:y="5.076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1cm" svg:y="5.077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3cm" svg:y="5.077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5.643cm" svg:y1="5.795cm" svg:x2="17.189cm" svg:y2="5.839cm">
          <text:p/>
        </draw:line>
        <draw:line draw:style-name="gr5" draw:text-style-name="P1" draw:layer="layout" svg:x1="17.654cm" svg:y1="5.076cm" svg:x2="17.543cm" svg:y2="3.794cm">
          <text:p/>
        </draw:line>
        <draw:line draw:style-name="gr5" draw:text-style-name="P1" draw:layer="layout" svg:x1="19.255cm" svg:y1="5.076cm" svg:x2="19.299cm" svg:y2="3.913cm">
          <text:p/>
        </draw:line>
        <draw:line draw:style-name="gr5" draw:text-style-name="P1" draw:layer="layout" svg:x1="20.411cm" svg:y1="5.076cm" svg:x2="20.789cm" svg:y2="3.795cm">
          <text:p/>
        </draw:line>
        <draw:frame draw:style-name="gr2" draw:layer="layout" svg:width="6.712cm" svg:height="0.962cm" svg:x="6.17cm" svg:y="13.483cm">
          <draw:text-box>
            <text:p>ascii_copy.append('e')</text:p>
          </draw:text-box>
        </draw:frame>
        <draw:custom-shape draw:style-name="gr3" draw:text-style-name="P15" draw:layer="layout" svg:width="1.468cm" svg:height="1.27cm" svg:x="13.919cm" svg:y="8.896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7.365cm" svg:y="10.934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89cm" svg:y="8.881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1cm" svg:y="8.882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3cm" svg:y="8.882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9.067cm" svg:y="10.935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567cm" svg:y="10.935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189cm" svg:y1="10.128cm" svg:x2="17.966cm" svg:y2="10.867cm">
          <text:p/>
        </draw:line>
        <draw:line draw:style-name="gr5" draw:text-style-name="P1" draw:layer="layout" svg:x1="19.434cm" svg:y1="10.128cm" svg:x2="19.744cm" svg:y2="10.935cm">
          <text:p/>
        </draw:line>
        <draw:line draw:style-name="gr5" draw:text-style-name="P1" draw:layer="layout" svg:x1="20.745cm" svg:y1="10.128cm" svg:x2="22.457cm" svg:y2="10.936cm">
          <text:p/>
        </draw:line>
        <draw:line draw:style-name="gr5" draw:text-style-name="P1" draw:layer="layout" svg:x1="15.387cm" svg:y1="9.6cm" svg:x2="17.589cm" svg:y2="9.644cm">
          <text:p/>
        </draw:line>
        <draw:custom-shape draw:style-name="gr3" draw:text-style-name="P15" draw:layer="layout" svg:width="3.224cm" svg:height="1.27cm" svg:x="12.82cm" svg:y="13.223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9cm" svg:y="13.208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2cm" svg:y="13.209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4cm" svg:y="13.209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1.335cm" svg:y="13.21cm">
            <text:p text:style-name="P1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6.044cm" svg:y1="13.927cm" svg:x2="17.59cm" svg:y2="13.971cm">
          <text:p/>
        </draw:line>
        <draw:line draw:style-name="gr5" draw:text-style-name="P1" draw:layer="layout" svg:x1="18.055cm" svg:y1="13.208cm" svg:x2="17.944cm" svg:y2="12.126cm">
          <text:p/>
        </draw:line>
        <draw:line draw:style-name="gr5" draw:text-style-name="P1" draw:layer="layout" svg:x1="19.656cm" svg:y1="13.208cm" svg:x2="19.7cm" svg:y2="12.045cm">
          <text:p/>
        </draw:line>
        <draw:line draw:style-name="gr5" draw:text-style-name="P1" draw:layer="layout" svg:x1="20.812cm" svg:y1="13.208cm" svg:x2="21.19cm" svg:y2="12.127cm">
          <text:p/>
        </draw:line>
        <draw:custom-shape draw:style-name="gr4" draw:text-style-name="P15" draw:layer="layout" svg:width="1.257cm" svg:height="1.192cm" svg:x="22.069cm" svg:y="10.936cm">
          <text:p text:style-name="P1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3.571cm" svg:y="10.937cm">
          <text:p text:style-name="P1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99cm" svg:y1="13.208cm" svg:x2="24.235cm" svg:y2="12.129cm">
          <text:p/>
        </draw:lin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79" draw:id="id79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5.1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1" draw:id="id81">
          <draw:custom-shape draw:style-name="gr38" draw:text-style-name="P1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5.2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5.2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5.2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7.0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7.0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7.0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8.9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78" draw:id="id78" draw:layer="layout" svg:width="1.256cm" svg:height="1.246cm" svg:x="16.89cm" svg:y="9.1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0" draw:id="id80" draw:layer="layout" svg:width="1.256cm" svg:height="1.246cm" svg:x="18.162cm" svg:y="9.1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6.448cm" svg:x2="17.632cm" svg:y2="7.004cm">
          <text:p/>
        </draw:line>
        <draw:line draw:style-name="gr5" draw:text-style-name="P1" draw:layer="layout" svg:x1="18.988cm" svg:y1="6.448cm" svg:x2="19.077cm" svg:y2="7.005cm">
          <text:p/>
        </draw:line>
        <draw:line draw:style-name="gr5" draw:text-style-name="P1" draw:layer="layout" svg:x1="20.389cm" svg:y1="6.448cm" svg:x2="20.811cm" svg:y2="7.0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848cm" svg:x2="17.239cm" svg:y2="5.87cm">
          <text:p/>
        </draw:line>
        <draw:line draw:style-name="gr5" draw:text-style-name="P1" draw:layer="layout" svg:x1="14.897cm" svg:y1="9.716cm" svg:x2="16.89cm" svg:y2="9.739cm">
          <text:p/>
        </draw:line>
        <draw:connector draw:style-name="gr5" draw:text-style-name="P1" draw:layer="layout" draw:line-skew="0.64cm 1.251cm" svg:x1="17.518cm" svg:y1="10.399cm" svg:x2="20.988cm" svg:y2="1.372cm" draw:start-shape="id78" draw:start-glue-point="2" draw:end-shape="id79" draw:end-glue-point="1" svg:d="M17518 10399v1141h5272v-10168h-1802" svg:viewBox="0 0 5273 10169">
          <text:p/>
        </draw:connector>
        <draw:connector draw:style-name="gr5" draw:text-style-name="P1" draw:layer="layout" draw:line-skew="0cm 0.466cm" svg:x1="18.79cm" svg:y1="10.4cm" svg:x2="21.039cm" svg:y2="5.824cm" draw:start-shape="id80" draw:start-glue-point="2" draw:end-shape="id81" draw:end-glue-point="1" svg:d="M18790 10400v501h3266v-5077h-1017" svg:viewBox="0 0 3267 5078">
          <text:p/>
        </draw:connector>
        <draw:custom-shape draw:style-name="gr3" draw:text-style-name="P15" draw:layer="layout" svg:width="1.377cm" svg:height="1.27cm" svg:x="13.547cm" svg:y="12.3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2" draw:id="id82" draw:layer="layout" svg:width="1.256cm" svg:height="1.246cm" svg:x="16.917cm" svg:y="12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3" draw:id="id83" draw:layer="layout" svg:width="1.256cm" svg:height="1.246cm" svg:x="18.189cm" svg:y="12.5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3.142cm" svg:x2="16.917cm" svg:y2="13.165cm">
          <text:p/>
        </draw:line>
        <draw:connector draw:style-name="gr5" draw:text-style-name="P1" draw:layer="layout" draw:line-skew="0.46cm 2.607cm" svg:x1="17.545cm" svg:y1="13.825cm" svg:x2="20.988cm" svg:y2="1.372cm" draw:start-shape="id82" draw:start-glue-point="2" draw:end-shape="id79" draw:end-glue-point="1" svg:d="M17545 13825v961h6601v-13414h-3158" svg:viewBox="0 0 6602 13415">
          <text:p/>
        </draw:connector>
        <draw:connector draw:style-name="gr5" draw:text-style-name="P1" draw:layer="layout" draw:line-skew="0cm 1.645cm" svg:x1="18.817cm" svg:y1="13.826cm" svg:x2="21.039cm" svg:y2="5.824cm" draw:start-shape="id83" draw:start-glue-point="2" draw:end-shape="id81" draw:end-glue-point="1" svg:d="M18817 13826v501h4418v-8503h-2196" svg:viewBox="0 0 4419 8504">
          <text:p/>
        </draw:connector>
        <draw:frame draw:style-name="gr2" draw:layer="layout" svg:width="5.108cm" svg:height="0.962cm" svg:x="6.17cm" svg:y="5.248cm">
          <draw:text-box>
            <text:p><text:s/>integer = [1,2,3]</text:p>
          </draw:text-box>
        </draw:frame>
        <draw:frame draw:style-name="gr2" draw:layer="layout" svg:width="5.989cm" svg:height="0.962cm" svg:x="6.17cm" svg:y="9.272cm">
          <draw:text-box>
            <text:p><text:s/>tpl = [ascii, integer]</text:p>
          </draw:text-box>
        </draw:frame>
        <draw:frame draw:style-name="gr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63" draw:text-style-name="P1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61" draw:text-style-name="P1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85" draw:id="id85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4.3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7" draw:id="id87">
          <draw:custom-shape draw:style-name="gr38" draw:text-style-name="P1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4.4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4.4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4.4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6.2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6.2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6.2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7.7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4" draw:id="id84" draw:layer="layout" svg:width="1.256cm" svg:height="1.246cm" svg:x="16.89cm" svg:y="7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6" draw:id="id86" draw:layer="layout" svg:width="1.256cm" svg:height="1.246cm" svg:x="18.162cm" svg:y="7.9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5.648cm" svg:x2="17.632cm" svg:y2="6.204cm">
          <text:p/>
        </draw:line>
        <draw:line draw:style-name="gr5" draw:text-style-name="P1" draw:layer="layout" svg:x1="18.988cm" svg:y1="5.648cm" svg:x2="19.077cm" svg:y2="6.205cm">
          <text:p/>
        </draw:line>
        <draw:line draw:style-name="gr5" draw:text-style-name="P1" draw:layer="layout" svg:x1="20.389cm" svg:y1="5.648cm" svg:x2="20.811cm" svg:y2="6.2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048cm" svg:x2="17.239cm" svg:y2="5.07cm">
          <text:p/>
        </draw:line>
        <draw:line draw:style-name="gr5" draw:text-style-name="P1" draw:layer="layout" svg:x1="14.897cm" svg:y1="8.516cm" svg:x2="16.89cm" svg:y2="8.539cm">
          <text:p/>
        </draw:line>
        <draw:connector draw:style-name="gr5" draw:text-style-name="P1" draw:layer="layout" draw:line-skew="0.64cm 1.251cm" svg:x1="17.518cm" svg:y1="9.199cm" svg:x2="20.988cm" svg:y2="1.372cm" draw:start-shape="id84" draw:start-glue-point="2" draw:end-shape="id85" draw:end-glue-point="1" svg:d="M17518 9199v1141h5272v-8968h-1802" svg:viewBox="0 0 5273 8969">
          <text:p/>
        </draw:connector>
        <draw:connector draw:style-name="gr5" draw:text-style-name="P1" draw:layer="layout" draw:line-skew="0cm 0.466cm" svg:x1="18.79cm" svg:y1="9.2cm" svg:x2="21.039cm" svg:y2="5.024cm" draw:start-shape="id86" draw:start-glue-point="2" draw:end-shape="id87" draw:end-glue-point="1" svg:d="M18790 9200v501h3266v-4677h-1017" svg:viewBox="0 0 3267 4678">
          <text:p/>
        </draw:connector>
        <draw:custom-shape draw:style-name="gr3" draw:text-style-name="P15" draw:layer="layout" svg:width="1.377cm" svg:height="1.27cm" svg:x="13.547cm" svg:y="11.7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6.917cm" svg:y="11.7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8.189cm" svg:y="11.7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2.542cm" svg:x2="16.917cm" svg:y2="12.565cm">
          <text:p/>
        </draw:line>
        <draw:frame draw:style-name="gr2" draw:layer="layout" svg:width="5.108cm" svg:height="0.962cm" svg:x="6.17cm" svg:y="4.448cm">
          <draw:text-box>
            <text:p><text:s/>integer = [1,2,3]</text:p>
          </draw:text-box>
        </draw:frame>
        <draw:frame draw:style-name="gr2" draw:layer="layout" svg:width="5.989cm" svg:height="0.962cm" svg:x="6.17cm" svg:y="8.072cm">
          <draw:text-box>
            <text:p><text:s/>tpl = [ascii, integer]</text:p>
          </draw:text-box>
        </draw:frame>
        <draw:frame draw:style-name="gr2" draw:layer="layout" svg:width="6.67cm" svg:height="0.962cm" svg:x="6.17cm" svg:y="12.017cm">
          <draw:text-box>
            <text:p><text:s/>l2 = copy.deepcopy(l)</text:p>
          </draw:text-box>
        </draw:frame>
        <draw:custom-shape draw:style-name="gr63" draw:text-style-name="P1" draw:layer="layout" svg:width="20.878cm" svg:height="17.935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0.441cm" svg:y="14.228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1.713cm" svg:y="14.229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2.985cm" svg:y="14.229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20.168cm" svg:y="16.031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1.87cm" svg:y="16.03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3.37cm" svg:y="16.03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23cm" svg:y1="15.475cm" svg:x2="20.834cm" svg:y2="16.031cm">
          <text:p/>
        </draw:line>
        <draw:line draw:style-name="gr5" draw:text-style-name="P1" draw:layer="layout" svg:x1="22.19cm" svg:y1="15.475cm" svg:x2="22.279cm" svg:y2="16.032cm">
          <text:p/>
        </draw:line>
        <draw:line draw:style-name="gr5" draw:text-style-name="P1" draw:layer="layout" svg:x1="23.591cm" svg:y1="15.475cm" svg:x2="24.013cm" svg:y2="16.032cm">
          <text:p/>
        </draw:line>
        <draw:custom-shape draw:style-name="gr4" draw:text-style-name="P15" draw:layer="layout" svg:width="1.257cm" svg:height="1.192cm" svg:x="15.466cm" svg:y="16.029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5.69cm" svg:y="14.176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6.962cm" svg:y="14.177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234cm" svg:y="14.177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7.168cm" svg:y="16.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16.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9cm" svg:y1="15.423cm" svg:x2="16.067cm" svg:y2="16.162cm">
          <text:p/>
        </draw:line>
        <draw:line draw:style-name="gr5" draw:text-style-name="P1" draw:layer="layout" svg:x1="17.535cm" svg:y1="15.423cm" svg:x2="17.779cm" svg:y2="16.03cm">
          <text:p/>
        </draw:line>
        <draw:line draw:style-name="gr5" draw:text-style-name="P1" draw:layer="layout" svg:x1="18.846cm" svg:y1="15.423cm" svg:x2="19.269cm" svg:y2="16.03cm">
          <text:p/>
        </draw:line>
        <draw:line draw:style-name="gr5" draw:text-style-name="P1" draw:layer="layout" svg:x1="17.551cm" svg:y1="13.026cm" svg:x2="17.248cm" svg:y2="14.177cm">
          <text:p/>
        </draw:line>
        <draw:line draw:style-name="gr5" draw:text-style-name="P1" draw:layer="layout" svg:x1="19.026cm" svg:y1="13.026cm" svg:x2="21.934cm" svg:y2="14.228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48" draw:text-style-name="P1" draw:layer="layout" svg:width="21.829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64" draw:text-style-name="P21" draw:layer="layout" svg:width="21.248cm" svg:height="13.994cm" svg:x="1.056cm" svg:y="3.865cm">
          <draw:text-box>
            <text:p/>
          </draw:text-box>
        </draw:frame>
        <draw:custom-shape draw:style-name="gr65" draw:text-style-name="P23" xml:id="id88" draw:id="id88" draw:layer="layout" svg:width="20.904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6" draw:text-style-name="P23" draw:layer="layout" svg:width="20.984cm" svg:height="1.7cm" svg:x="1.056cm" svg:y="15.898cm">
          <draw:text-box>
            <text:p text:style-name="P9"><text:span text:style-name="T13">my_div("3", "2")</text:span></text:p>
            <text:p text:style-name="P9"><text:span text:style-name="T13">3 / 2: 1</text:span></text:p>
          </draw:text-box>
        </draw:frame>
        <draw:custom-shape draw:style-name="gr48" draw:text-style-name="P1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90" draw:id="id90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1.96cm" svg:y1="9.458cm" svg:x2="21.96cm" svg:y2="9.458cm" draw:start-shape="id88" draw:end-shape="id88" svg:d="M21960 9458z" svg:viewBox="0 0 1 1">
          <text:p/>
        </draw:connector>
        <draw:custom-shape draw:style-name="gr63" draw:text-style-name="P1" xml:id="id91" draw:id="id91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draw:line-skew="-0.337cm" svg:x1="4.11cm" svg:y1="8.996cm" svg:x2="2.709cm" svg:y2="13.324cm" draw:start-shape="id89" draw:start-glue-point="3" draw:end-shape="id90" draw:end-glue-point="3" svg:d="M4110 8996c-3357 0-2656 4328-1401 4328" svg:viewBox="0 0 2441 4329">
          <text:p/>
        </draw:connector>
        <draw:custom-shape draw:style-name="gr63" draw:text-style-name="P1" xml:id="id89" draw:id="id89" draw:layer="layout" svg:width="15.495cm" svg:height="0.762cm" svg:x="4.11cm" svg:y="8.615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2.81cm" svg:y1="5.481cm" svg:x2="4.11cm" svg:y2="6.896cm" draw:start-shape="id91" draw:start-glue-point="3" svg:d="M2810 5481c-750 0-1400 1415 1300 1415" svg:viewBox="0 0 1957 1416">
          <text:p/>
        </draw:connector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48" draw:text-style-name="P1" draw:layer="layout" svg:width="21.617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64" draw:text-style-name="P21" draw:layer="layout" svg:width="20.904cm" svg:height="13.994cm" svg:x="1.056cm" svg:y="3.865cm">
          <draw:text-box>
            <text:p/>
          </draw:text-box>
        </draw:frame>
        <draw:custom-shape draw:style-name="gr65" draw:text-style-name="P1" xml:id="id92" draw:id="id92" draw:layer="layout" svg:width="20.904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6" draw:text-style-name="P23" draw:layer="layout" svg:width="20.904cm" svg:height="1.7cm" svg:x="1.056cm" svg:y="15.898cm">
          <draw:text-box>
            <text:p text:style-name="P9"><text:span text:style-name="T13">my_div("3", "2,3")</text:span></text:p>
            <text:p text:style-name="P9"><text:span text:style-name="T13">one argument is missing</text:span></text:p>
          </draw:text-box>
        </draw:frame>
        <draw:custom-shape draw:style-name="gr63" draw:text-style-name="P1" xml:id="id93" draw:id="id93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95" draw:id="id95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1.96cm" svg:y1="9.458cm" svg:x2="21.96cm" svg:y2="9.458cm" draw:start-shape="id92" draw:end-shape="id92" svg:d="M21960 9458z" svg:viewBox="0 0 1 1">
          <text:p/>
        </draw:connector>
        <draw:custom-shape draw:style-name="gr63" draw:text-style-name="P1" xml:id="id94" draw:id="id94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4.054cm" svg:y1="7.7cm" svg:x2="2.707cm" svg:y2="9.723cm" draw:end-shape="id93" draw:end-glue-point="3" svg:d="M4054 7700c-2772 0-2098 2023-1347 2023" svg:viewBox="0 0 2008 2024">
          <text:p/>
        </draw:connector>
        <draw:custom-shape draw:style-name="gr63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2.81cm" svg:y1="5.481cm" svg:x2="4.11cm" svg:y2="6.896cm" draw:start-shape="id94" draw:start-glue-point="3" svg:d="M2810 5481c-750 0-1400 1415 1300 1415" svg:viewBox="0 0 1957 1416">
          <text:p/>
        </draw:connector>
        <draw:connector draw:style-name="gr67" draw:text-style-name="P1" draw:layer="layout" draw:type="curve" svg:x1="4.188cm" svg:y1="10.526cm" svg:x2="2.709cm" svg:y2="13.324cm" draw:end-shape="id95" draw:end-glue-point="3" svg:d="M4188 10526c-2968 0-2229 2798-1479 2798" svg:viewBox="0 0 2149 2799">
          <text:p/>
        </draw:connector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48" draw:text-style-name="P1" draw:layer="layout" svg:width="21.696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64" draw:text-style-name="P21" draw:layer="layout" svg:width="21.089cm" svg:height="13.994cm" svg:x="1.056cm" svg:y="3.865cm">
          <draw:text-box>
            <text:p/>
          </draw:text-box>
        </draw:frame>
        <draw:custom-shape draw:style-name="gr65" draw:text-style-name="P1" xml:id="id96" draw:id="id96" draw:layer="layout" svg:width="21.089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 as er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 as er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3" draw:text-style-name="P1" xml:id="id97" draw:id="id97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6" draw:text-style-name="P23" draw:layer="layout" svg:width="20.984cm" svg:height="1.7cm" svg:x="1.056cm" svg:y="15.898cm">
          <draw:text-box>
            <text:p text:style-name="P9"><text:span text:style-name="T13">my_div("3", "2,3")</text:span></text:p>
            <text:p text:style-name="P9"><text:span text:style-name="T13">one of the args (3 or 2,3 )cannot be converted in int</text:span></text:p>
          </draw:text-box>
        </draw:frame>
        <draw:custom-shape draw:style-name="gr63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100" draw:id="id100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2.145cm" svg:y1="9.458cm" svg:x2="22.145cm" svg:y2="9.458cm" draw:start-shape="id96" draw:end-shape="id96" svg:d="M22145 9458z" svg:viewBox="0 0 1 1">
          <text:p/>
        </draw:connector>
        <draw:custom-shape draw:style-name="gr63" draw:text-style-name="P1" xml:id="id98" draw:id="id98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4.054cm" svg:y1="7.7cm" svg:x2="2.709cm" svg:y2="11.223cm" draw:end-shape="id97" draw:end-glue-point="3" svg:d="M4054 7700c-2769 0-2096 3523-1345 3523" svg:viewBox="0 0 2006 3524">
          <text:p/>
        </draw:connector>
        <draw:custom-shape draw:style-name="gr63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2.81cm" svg:y1="5.481cm" svg:x2="4.11cm" svg:y2="6.896cm" draw:start-shape="id98" draw:start-glue-point="3" svg:d="M2810 5481c-750 0-1400 1415 1300 1415" svg:viewBox="0 0 1957 1416">
          <text:p/>
        </draw:connector>
        <draw:connector draw:style-name="gr67" draw:text-style-name="P1" draw:layer="layout" draw:type="curve" svg:x1="4.154cm" svg:y1="12.272cm" svg:x2="2.709cm" svg:y2="13.324cm" draw:start-shape="id99" draw:start-glue-point="3" draw:end-shape="id100" draw:end-glue-point="3" svg:d="M4154 12272c-2917 0-2195 1052-1445 1052" svg:viewBox="0 0 2112 1053">
          <text:p/>
        </draw:connector>
        <draw:custom-shape draw:style-name="gr63" draw:text-style-name="P1" xml:id="id99" draw:id="id99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48" draw:text-style-name="P1" draw:layer="layout" svg:width="21.67cm" svg:height="17.277cm" svg:x="0.793cm" svg:y="3.572cm">
          <text:p/>
          <draw:enhanced-geometry svg:viewBox="0 0 21600 21600" draw:type="rectangle" draw:enhanced-path="M 0 0 L 21600 0 21600 21600 0 21600 0 0 Z N"/>
        </draw:custom-shape>
        <draw:frame draw:style-name="gr68" draw:text-style-name="P21" draw:layer="layout" svg:width="21.089cm" svg:height="16.799cm" svg:x="1.056cm" svg:y="3.865cm">
          <draw:text-box>
            <text:p/>
          </draw:text-box>
        </draw:frame>
        <draw:custom-shape draw:style-name="gr65" draw:text-style-name="P1" xml:id="id101" draw:id="id101" draw:layer="layout" svg:width="21.089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 as er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 as er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6" draw:text-style-name="P23" draw:layer="layout" svg:width="20.984cm" svg:height="5.291cm" svg:x="1.056cm" svg:y="15.298cm">
          <draw:text-box>
            <text:p text:style-name="P9"><text:span text:style-name="T13">my_div("3", 0)</text:span></text:p>
            <text:p text:style-name="P9"><text:span text:style-name="T13">something unexpected happened</text:span></text:p>
            <text:p text:style-name="P9"><text:span text:style-name="T13">Traceback (most recent call last):</text:span></text:p>
            <text:p text:style-name="P9"><text:span text:style-name="T13"><text:s text:c="2"/></text:span><text:span text:style-name="T13">File "&lt;stdin&gt;", line 1, in &lt;module&gt;</text:span></text:p>
            <text:p text:style-name="P9"><text:span text:style-name="T13"><text:s text:c="2"/></text:span><text:span text:style-name="T13">File "div.py", line 8, in my_div</text:span></text:p>
            <text:p text:style-name="P9"><text:span text:style-name="T13"><text:s text:c="4"/></text:span><text:span text:style-name="T13">res = a / b</text:span></text:p>
            <text:p text:style-name="P9"><text:span text:style-name="T13">ZeroDivisionError: integer division or modulo by zero</text:span></text:p>
          </draw:text-box>
        </draw:frame>
        <draw:custom-shape draw:style-name="gr48" draw:text-style-name="P1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102" draw:id="id102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2.145cm" svg:y1="9.458cm" svg:x2="22.145cm" svg:y2="9.458cm" draw:start-shape="id101" draw:end-shape="id101" svg:d="M22145 9458z" svg:viewBox="0 0 1 1">
          <text:p/>
        </draw:connector>
        <draw:custom-shape draw:style-name="gr63" draw:text-style-name="P1" xml:id="id103" draw:id="id103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4.054cm" svg:y1="7.7cm" svg:x2="2.709cm" svg:y2="13.324cm" draw:end-shape="id102" draw:end-glue-point="3" svg:d="M4054 7700c-2767 0-2095 5624-1345 5624" svg:viewBox="0 0 2005 5625">
          <text:p/>
        </draw:connector>
        <draw:custom-shape draw:style-name="gr63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104" draw:id="id104" draw:layer="layout" svg:width="4.278cm" svg:height="0.762cm" svg:x="4.11cm" svg:y="6.515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2.81cm" svg:y1="5.481cm" svg:x2="4.11cm" svg:y2="6.896cm" draw:start-shape="id103" draw:start-glue-point="3" draw:end-shape="id104" draw:end-glue-point="3" svg:d="M2810 5481c-750 0-1400 1415 1300 1415" svg:viewBox="0 0 1957 1416">
          <text:p/>
        </draw:connector>
        <draw:custom-shape draw:style-name="gr63" draw:text-style-name="P1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63" draw:text-style-name="P1" draw:layer="layout" svg:width="15.831cm" svg:height="20.74cm" svg:x="7.808cm" svg:y="0.16cm">
          <text:p/>
          <draw:enhanced-geometry svg:viewBox="0 0 21600 21600" draw:type="rectangle" draw:enhanced-path="M 0 0 L 21600 0 21600 21600 0 21600 0 0 Z N"/>
        </draw:custom-shape>
        <draw:g>
          <draw:custom-shape draw:style-name="gr70" draw:text-style-name="P8" xml:id="id105" draw:id="id105" draw:layer="layout" svg:width="5.638cm" svg:height="3.384cm" svg:x="8.372cm" svg:y="0.321cm">
            <text:p text:style-name="P8"><text:span text:style-name="T6">Your code is longer</text:span></text:p>
            <text:p text:style-name="P8"><text:span text:style-name="T6"><text:s/></text:span><text:span text:style-name="T6">than 100 lines</text:span></text:p>
            <text:p text:style-name="P8"><text:span text:style-name="T6"><text:s/></text:span><text:span text:style-name="T6">of code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70" draw:text-style-name="P8" xml:id="id106" draw:id="id106" draw:layer="layout" svg:width="5.725cm" svg:height="2.168cm" svg:x="17.264cm" svg:y="0.965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cm" svg:y1="2.013cm" svg:x2="17.264cm" svg:y2="2.049cm" draw:start-shape="id105" draw:start-glue-point="7" draw:end-shape="id106" draw:end-glue-point="6" svg:d="M14010 2013l3254 36" svg:viewBox="0 0 3255 37">
            <text:p/>
          </draw:connector>
          <draw:frame draw:style-name="gr2" draw:layer="layout" svg:width="1.535cm" svg:height="0.962cm" svg:x="14.725cm" svg:y="1.145cm">
            <draw:text-box>
              <text:p>Yes</text:p>
            </draw:text-box>
          </draw:frame>
        </draw:g>
        <draw:g>
          <draw:custom-shape draw:style-name="gr70" draw:text-style-name="P8" xml:id="id107" draw:id="id107" draw:layer="layout" svg:width="5.638cm" svg:height="3.384cm" svg:x="8.373cm" svg:y="4.722cm">
            <text:p text:style-name="P8"><text:span text:style-name="T6">Your code will be </text:span></text:p>
            <text:p text:style-name="P8"><text:span text:style-name="T6">Maintain more than </text:span></text:p>
            <text:p text:style-name="P8"><text:span text:style-name="T6">2 weeks 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8" xml:id="id108" draw:id="id108" draw:layer="layout" svg:width="5.725cm" svg:height="2.168cm" svg:x="17.265cm" svg:y="5.366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1cm" svg:y1="6.414cm" svg:x2="17.265cm" svg:y2="6.45cm" draw:start-shape="id107" draw:start-glue-point="7" draw:end-shape="id108" draw:end-glue-point="6" svg:d="M14011 6414l3254 36" svg:viewBox="0 0 3255 37">
            <text:p/>
          </draw:connector>
          <draw:frame draw:style-name="gr2" draw:layer="layout" svg:width="1.535cm" svg:height="0.962cm" svg:x="14.726cm" svg:y="5.546cm">
            <draw:text-box>
              <text:p>Yes</text:p>
            </draw:text-box>
          </draw:frame>
        </draw:g>
        <draw:g>
          <draw:custom-shape draw:style-name="gr70" draw:text-style-name="P8" xml:id="id109" draw:id="id109" draw:layer="layout" svg:width="5.638cm" svg:height="3.384cm" svg:x="8.373cm" svg:y="9.222cm">
            <text:p text:style-name="P8"><text:span text:style-name="T6">Your code will be </text:span></text:p>
            <text:p text:style-name="P8"><text:span text:style-name="T6">distribut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8" xml:id="id110" draw:id="id110" draw:layer="layout" svg:width="5.725cm" svg:height="2.168cm" svg:x="17.265cm" svg:y="9.866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1cm" svg:y1="10.914cm" svg:x2="17.265cm" svg:y2="10.95cm" draw:start-shape="id109" draw:start-glue-point="7" draw:end-shape="id110" draw:end-glue-point="6" svg:d="M14011 10914l3254 36" svg:viewBox="0 0 3255 37">
            <text:p/>
          </draw:connector>
          <draw:frame draw:style-name="gr2" draw:layer="layout" svg:width="1.535cm" svg:height="0.962cm" svg:x="14.726cm" svg:y="10.046cm">
            <draw:text-box>
              <text:p>Yes</text:p>
            </draw:text-box>
          </draw:frame>
        </draw:g>
        <draw:g>
          <draw:custom-shape draw:style-name="gr70" draw:text-style-name="P8" xml:id="id111" draw:id="id111" draw:layer="layout" svg:width="5.638cm" svg:height="3.384cm" svg:x="8.373cm" svg:y="13.922cm">
            <text:p text:style-name="P8"><text:span text:style-name="T6">Your are not alone to</text:span></text:p>
            <text:p text:style-name="P8"><text:span text:style-name="T6"><text:s/></text:span><text:span text:style-name="T6">Code on the projec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8" xml:id="id112" draw:id="id112" draw:layer="layout" svg:width="5.725cm" svg:height="2.168cm" svg:x="17.265cm" svg:y="14.566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1cm" svg:y1="15.614cm" svg:x2="17.265cm" svg:y2="15.65cm" draw:start-shape="id111" draw:start-glue-point="7" draw:end-shape="id112" draw:end-glue-point="6" svg:d="M14011 15614l3254 36" svg:viewBox="0 0 3255 37">
            <text:p/>
          </draw:connector>
          <draw:frame draw:style-name="gr2" draw:layer="layout" svg:width="1.535cm" svg:height="0.962cm" svg:x="14.726cm" svg:y="14.746cm">
            <draw:text-box>
              <text:p>Yes</text:p>
            </draw:text-box>
          </draw:frame>
        </draw:g>
        <draw:custom-shape draw:style-name="gr70" draw:text-style-name="P8" xml:id="id113" draw:id="id113" draw:layer="layout" svg:width="4.3cm" svg:height="2.168cm" svg:x="9.09cm" svg:y="18.467cm">
          <text:p text:style-name="P1"><text:span text:style-name="T6">Huh? reall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191cm" svg:y1="3.705cm" svg:x2="11.192cm" svg:y2="4.722cm" draw:start-shape="id105" draw:start-glue-point="6" draw:end-shape="id107" draw:end-glue-point="4" svg:d="M11191 3705l1 1017" svg:viewBox="0 0 2 1018">
          <text:p/>
        </draw:connector>
        <draw:connector draw:style-name="gr5" draw:text-style-name="P1" draw:layer="layout" draw:type="line" svg:x1="11.192cm" svg:y1="17.306cm" svg:x2="11.24cm" svg:y2="18.467cm" draw:start-shape="id111" draw:start-glue-point="6" draw:end-shape="id113" draw:end-glue-point="4" svg:d="M11192 17306l48 1161" svg:viewBox="0 0 49 1162">
          <text:p/>
        </draw:connector>
        <draw:connector draw:style-name="gr5" draw:text-style-name="P1" draw:layer="layout" draw:type="line" svg:x1="11.192cm" svg:y1="12.606cm" svg:x2="11.192cm" svg:y2="13.922cm" draw:start-shape="id109" draw:start-glue-point="6" draw:end-shape="id111" draw:end-glue-point="4" svg:d="M11192 12606v1316" svg:viewBox="0 0 1 1317">
          <text:p/>
        </draw:connector>
        <draw:connector draw:style-name="gr5" draw:text-style-name="P1" draw:layer="layout" draw:type="line" svg:x1="11.192cm" svg:y1="8.106cm" svg:x2="11.192cm" svg:y2="9.222cm" draw:start-shape="id107" draw:start-glue-point="6" draw:end-shape="id109" draw:end-glue-point="4" svg:d="M11192 8106v1116" svg:viewBox="0 0 1 1117">
          <text:p/>
        </draw:connector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8-27T16:01:56.701453085</dc:date>
    <meta:editing-duration>PT8H55M23S</meta:editing-duration>
    <meta:editing-cycles>36</meta:editing-cycles>
    <meta:generator>LibreOffice/4.2.5.2$Linux_X86_64 LibreOffice_project/420m0$Build-2</meta:generator>
    <meta:document-statistic meta:object-count="747"/>
  </office:meta>
</office:document-meta>
</file>